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SubscriberLegalTest.testSubscriberLeg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SubscriberLegalTest.testSubscriberLegal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SubscriberLegalTest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pl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